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1in" svg:height="3.5453in" svg:x="4.9181in" svg:y="0.2614in">
            <draw:object draw:notify-on-update-of-ranges="Sheet1.A1:Sheet1.A15 Sheet1.B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8035in" svg:y="4.2846in">
            <draw:object draw:notify-on-update-of-ranges="Sheet1.A17:Sheet1.A27 Sheet1.B17:Sheet1.B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51in" svg:height="3.5449in" svg:x="4.7449in" svg:y="8.2409in">
            <draw:object draw:notify-on-update-of-ranges="Sheet1.A29:Sheet1.A39 Sheet1.B29:Sheet1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51in" svg:height="3.5453in" svg:x="4.7232in" svg:y="12.2039in">
            <draw:object draw:notify-on-update-of-ranges="Sheet1.A41:Sheet1.A46 Sheet1.B41:Sheet1.B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47in" svg:height="3.5453in" svg:x="4.7343in" svg:y="16.1047in">
            <draw:object draw:notify-on-update-of-ranges="Sheet1.A48:Sheet1.A57 Sheet1.B48:Sheet1.B5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5" calcext:value-type="float">
            <text:p>74.5</text:p>
          </table:table-cell>
          <table:table-cell office:value-type="float" office:value="0.131040906834992" calcext:value-type="float">
            <text:p>0.1310409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.113968992458291" calcext:value-type="float">
            <text:p>0.11396899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.4" calcext:value-type="float">
            <text:p>28.4</text:p>
          </table:table-cell>
          <table:table-cell office:value-type="float" office:value="0.109155065704486" calcext:value-type="float">
            <text:p>0.10915506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.9" calcext:value-type="float">
            <text:p>28.9</text:p>
          </table:table-cell>
          <table:table-cell office:value-type="float" office:value="0.112996037024457" calcext:value-type="float">
            <text:p>0.1129960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6" calcext:value-type="float">
            <text:p>24.6</text:p>
          </table:table-cell>
          <table:table-cell office:value-type="float" office:value="0.110582690643086" calcext:value-type="float">
            <text:p>0.11058269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9" calcext:value-type="float">
            <text:p>26.9</text:p>
          </table:table-cell>
          <table:table-cell office:value-type="float" office:value="0.110846393592257" calcext:value-type="float">
            <text:p>0.11084639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3" calcext:value-type="float">
            <text:p>26.3</text:p>
          </table:table-cell>
          <table:table-cell office:value-type="float" office:value="0.111208087633615" calcext:value-type="float">
            <text:p>0.11120808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.1" calcext:value-type="float">
            <text:p>24.1</text:p>
          </table:table-cell>
          <table:table-cell office:value-type="float" office:value="0.109843576127176" calcext:value-type="float">
            <text:p>0.10984357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0.10998054017488" calcext:value-type="float">
            <text:p>0.10998054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6" calcext:value-type="float">
            <text:p>24.6</text:p>
          </table:table-cell>
          <table:table-cell office:value-type="float" office:value="0.112498799656604" calcext:value-type="float">
            <text:p>0.11249879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.5" calcext:value-type="float">
            <text:p>23.5</text:p>
          </table:table-cell>
          <table:table-cell office:value-type="float" office:value="0.110935302589651" calcext:value-type="float">
            <text:p>0.11093530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2" calcext:value-type="float">
            <text:p>25.2</text:p>
          </table:table-cell>
          <table:table-cell office:value-type="float" office:value="0.114230014166064" calcext:value-type="float">
            <text:p>0.11423001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.1" calcext:value-type="float">
            <text:p>24.1</text:p>
          </table:table-cell>
          <table:table-cell office:value-type="float" office:value="0.111191382207304" calcext:value-type="float">
            <text:p>0.11119138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.1" calcext:value-type="float">
            <text:p>25.1</text:p>
          </table:table-cell>
          <table:table-cell office:value-type="float" office:value="0.115897277126079" calcext:value-type="float">
            <text:p>0.1158972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.7" calcext:value-type="float">
            <text:p>26.7</text:p>
          </table:table-cell>
          <table:table-cell office:value-type="float" office:value="0.115204812088835" calcext:value-type="float">
            <text:p>0.11520481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.74262083543112" calcext:value-type="float">
            <text:p>1.74262083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3.6" calcext:value-type="float">
            <text:p>103.6</text:p>
          </table:table-cell>
          <table:table-cell office:value-type="float" office:value="0.117378574148356" calcext:value-type="float">
            <text:p>0.117378574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2.4" calcext:value-type="float">
            <text:p>52.4</text:p>
          </table:table-cell>
          <table:table-cell office:value-type="float" office:value="0.11573492628446" calcext:value-type="float">
            <text:p>0.11573492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4.9" calcext:value-type="float">
            <text:p>34.9</text:p>
          </table:table-cell>
          <table:table-cell office:value-type="float" office:value="0.115119853400035" calcext:value-type="float">
            <text:p>0.11511985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8.7" calcext:value-type="float">
            <text:p>28.7</text:p>
          </table:table-cell>
          <table:table-cell office:value-type="float" office:value="0.114692355011565" calcext:value-type="float">
            <text:p>0.1146923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5" calcext:value-type="float">
            <text:p>23.5</text:p>
          </table:table-cell>
          <table:table-cell office:value-type="float" office:value="0.111060628755511" calcext:value-type="float">
            <text:p>0.111060628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.6" calcext:value-type="float">
            <text:p>21.6</text:p>
          </table:table-cell>
          <table:table-cell office:value-type="float" office:value="0.110622916894171" calcext:value-type="float">
            <text:p>0.11062291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  <table:table-cell office:value-type="float" office:value="0.107800749300872" calcext:value-type="float">
            <text:p>0.107800749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3" calcext:value-type="float">
            <text:p>17.3</text:p>
          </table:table-cell>
          <table:table-cell office:value-type="float" office:value="0.10958305048798" calcext:value-type="float">
            <text:p>0.10958305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6.9" calcext:value-type="float">
            <text:p>16.9</text:p>
          </table:table-cell>
          <table:table-cell office:value-type="float" office:value="0.108885762228613" calcext:value-type="float">
            <text:p>0.1088857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  <table:table-cell office:value-type="float" office:value="0.108650562078048" calcext:value-type="float">
            <text:p>0.10865056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11630130583479" calcext:value-type="float">
            <text:p>0.11163013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6.5" calcext:value-type="float">
            <text:p>26.5</text:p>
          </table:table-cell>
          <table:table-cell office:value-type="float" office:value="0.111485069687716" calcext:value-type="float">
            <text:p>0.111485069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5.4" calcext:value-type="float">
            <text:p>25.4</text:p>
          </table:table-cell>
          <table:table-cell office:value-type="float" office:value="0.111560870612652" calcext:value-type="float">
            <text:p>0.11156087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.7" calcext:value-type="float">
            <text:p>25.7</text:p>
          </table:table-cell>
          <table:table-cell office:value-type="float" office:value="0.109745655821318" calcext:value-type="float">
            <text:p>0.10974565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6.2" calcext:value-type="float">
            <text:p>26.2</text:p>
          </table:table-cell>
          <table:table-cell office:value-type="float" office:value="0.111485954843148" calcext:value-type="float">
            <text:p>0.11148595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7" calcext:value-type="float">
            <text:p>24.7</text:p>
          </table:table-cell>
          <table:table-cell office:value-type="float" office:value="0.111209237067633" calcext:value-type="float">
            <text:p>0.111209237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0.108833420974282" calcext:value-type="float">
            <text:p>0.1088334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.1" calcext:value-type="float">
            <text:p>29.1</text:p>
          </table:table-cell>
          <table:table-cell office:value-type="float" office:value="0.109832723540487" calcext:value-type="float">
            <text:p>0.109832723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8.6" calcext:value-type="float">
            <text:p>28.6</text:p>
          </table:table-cell>
          <table:table-cell office:value-type="float" office:value="0.110925939453475" calcext:value-type="float">
            <text:p>0.11092593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.9" calcext:value-type="float">
            <text:p>29.9</text:p>
          </table:table-cell>
          <table:table-cell office:value-type="float" office:value="0.110580433111174" calcext:value-type="float">
            <text:p>0.1105804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112656255978874" calcext:value-type="float">
            <text:p>0.11265625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219943843224127" calcext:value-type="float">
            <text:p>0.2199438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.3" calcext:value-type="float">
            <text:p>27.3</text:p>
          </table:table-cell>
          <table:table-cell office:value-type="float" office:value="0.161401848280373" calcext:value-type="float">
            <text:p>0.16140184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.6" calcext:value-type="float">
            <text:p>24.6</text:p>
          </table:table-cell>
          <table:table-cell office:value-type="float" office:value="0.14544324213436" calcext:value-type="float">
            <text:p>0.14544324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0.110623656910911" calcext:value-type="float">
            <text:p>0.1106236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.8" calcext:value-type="float">
            <text:p>29.8</text:p>
          </table:table-cell>
          <table:table-cell office:value-type="float" office:value="0.0917007398371635" calcext:value-type="float">
            <text:p>0.09170073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.1" calcext:value-type="float">
            <text:p>27.1</text:p>
          </table:table-cell>
          <table:table-cell office:value-type="float" office:value="0.119902456667083" calcext:value-type="float">
            <text:p>0.11990245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.6" calcext:value-type="float">
            <text:p>28.6</text:p>
          </table:table-cell>
          <table:table-cell office:value-type="float" office:value="0.111618122819528" calcext:value-type="float">
            <text:p>0.11161812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9.8" calcext:value-type="float">
            <text:p>29.8</text:p>
          </table:table-cell>
          <table:table-cell office:value-type="float" office:value="0.111720797712097" calcext:value-type="float">
            <text:p>0.11172079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" calcext:value-type="float">
            <text:p>29</text:p>
          </table:table-cell>
          <table:table-cell office:value-type="float" office:value="0.113137705746136" calcext:value-type="float">
            <text:p>0.11313770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5" calcext:value-type="float">
            <text:p>29.5</text:p>
          </table:table-cell>
          <table:table-cell office:value-type="float" office:value="0.113353041622852" calcext:value-type="float">
            <text:p>0.1133530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.8</text:p>
          </table:table-cell>
          <table:table-cell office:value-type="float" office:value="0.111752546364905" calcext:value-type="float">
            <text:p>0.111752546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8.8" calcext:value-type="float">
            <text:p>28.8</text:p>
          </table:table-cell>
          <table:table-cell office:value-type="float" office:value="0.111218012538714" calcext:value-type="float">
            <text:p>0.111218012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0.1" calcext:value-type="float">
            <text:p>30.1</text:p>
          </table:table-cell>
          <table:table-cell office:value-type="float" office:value="0.112436249888593" calcext:value-type="float">
            <text:p>0.112436249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8.5" calcext:value-type="float">
            <text:p>28.5</text:p>
          </table:table-cell>
          <table:table-cell office:value-type="float" office:value="0.113893909376866" calcext:value-type="float">
            <text:p>0.113893909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8.2" calcext:value-type="float">
            <text:p>28.2</text:p>
          </table:table-cell>
          <table:table-cell office:value-type="float" office:value="0.111407352205715" calcext:value-type="float">
            <text:p>0.1114073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4" calcext:value-type="float">
            <text:p>29.4</text:p>
          </table:table-cell>
          <table:table-cell office:value-type="float" office:value="0.1136410980662" calcext:value-type="float">
            <text:p>0.11364109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2:08:09.842379734</dc:date>
    <meta:document-statistic meta:table-count="1" meta:cell-count="159" meta:object-count="5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64cm" svg:y="4.204cm" style:legend-expansion="high" chart:style-name="ch2"/>
        <chart:plot-area chart:style-name="ch3" table:cell-range-address="Sheet1.A1:Sheet1.B15" svg:x="0.32cm" svg:y="0.18cm" svg:width="12.524cm" svg:height="8.646cm">
          <chartooo:coordinate-region svg:x="0.941cm" svg:y="0.379cm" svg:width="11.62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15</svg:desc>
                </draw:g>
              </table:table-cell>
              <table:table-cell office:value-type="float" office:value="74.5">
                <text:p>74.5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6.7">
                <text:p>26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7:Sheet1.B27" svg:x="0.32cm" svg:y="0.18cm" svg:width="12.508cm" svg:height="8.64cm">
          <chartooo:coordinate-region svg:x="1.312cm" svg:y="0.38cm" svg:width="11.27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7" chart:class="chart:scatter">
            <chart:domain table:cell-range-address="Sheet1.A17:Sheet1.A27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27</svg:desc>
                </draw:g>
              </table:table-cell>
              <table:table-cell office:value-type="float" office:value="1000">
                <text:p>1000</text:p>
                <draw:g>
                  <svg:desc>Sheet1.B17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legend chart:legend-position="end" svg:x="13.164cm" svg:y="4.203cm" style:legend-expansion="high" chart:style-name="ch2"/>
        <chart:plot-area chart:style-name="ch3" table:cell-range-address="Sheet1.A29:Sheet1.B39" svg:x="0.32cm" svg:y="0.18cm" svg:width="12.524cm" svg:height="8.645cm">
          <chartooo:coordinate-region svg:x="0.941cm" svg:y="0.379cm" svg:width="11.66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9" chart:class="chart:scatter">
            <chart:domain table:cell-range-address="Sheet1.A29:Sheet1.A3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9:Sheet1.A39</svg:desc>
                </draw:g>
              </table:table-cell>
              <table:table-cell office:value-type="float" office:value="24.4">
                <text:p>24.4</text:p>
                <draw:g>
                  <svg:desc>Sheet1.B29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8.9">
                <text:p>28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64cm" svg:y="4.204cm" style:legend-expansion="high" chart:style-name="ch2"/>
        <chart:plot-area chart:style-name="ch3" table:cell-range-address="Sheet1.A41:Sheet1.B46" svg:x="0.32cm" svg:y="0.18cm" svg:width="12.524cm" svg:height="8.646cm">
          <chartooo:coordinate-region svg:x="0.941cm" svg:y="0.379cm" svg:width="11.62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B46" chart:class="chart:scatter">
            <chart:domain table:cell-range-address="Sheet1.A41:Sheet1.A46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41:Sheet1.A46</svg:desc>
                </draw:g>
              </table:table-cell>
              <table:table-cell office:value-type="float" office:value="32">
                <text:p>32</text:p>
                <draw:g>
                  <svg:desc>Sheet1.B41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7.1">
                <text:p>27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163cm" svg:y="4.204cm" style:legend-expansion="high" chart:style-name="ch2"/>
        <chart:plot-area chart:style-name="ch3" table:cell-range-address="Sheet1.A48:Sheet1.B57" svg:x="0.32cm" svg:y="0.18cm" svg:width="12.523cm" svg:height="8.646cm">
          <chartooo:coordinate-region svg:x="1.232cm" svg:y="0.38cm" svg:width="11.37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8:Sheet1.B57" chart:class="chart:scatter">
            <chart:domain table:cell-range-address="Sheet1.A48:Sheet1.A57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48:Sheet1.A57</svg:desc>
                </draw:g>
              </table:table-cell>
              <table:table-cell office:value-type="float" office:value="28.6">
                <text:p>28.6</text:p>
                <draw:g>
                  <svg:desc>Sheet1.B48:Sheet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9.4">
                <text:p>29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